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5.896cm" table:align="left"/>
    </style:style>
    <style:style style:name="Tabela1.A" style:family="table-column">
      <style:table-column-properties style:column-width="2.41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6.011cm"/>
    </style:style>
    <style:style style:name="Tabela1.D" style:family="table-column">
      <style:table-column-properties style:column-width="5.482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cm" table:align="margins"/>
    </style:style>
    <style:style style:name="Tabela3.A" style:family="table-column">
      <style:table-column-properties style:column-width="2.011cm" style:rel-column-width="8235*"/>
    </style:style>
    <style:style style:name="Tabela3.B" style:family="table-column">
      <style:table-column-properties style:column-width="13.989cm" style:rel-column-width="57300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5.896cm" fo:margin-left="0.111cm" table:align="left"/>
    </style:style>
    <style:style style:name="Tabela2.A" style:family="table-column">
      <style:table-column-properties style:column-width="1.693cm"/>
    </style:style>
    <style:style style:name="Tabela2.B" style:family="table-column">
      <style:table-column-properties style:column-width="8.869cm"/>
    </style:style>
    <style:style style:name="Tabela2.C" style:family="table-column">
      <style:table-column-properties style:column-width="5.334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6cm" table:align="margins"/>
    </style:style>
    <style:style style:name="Tabela4.A" style:family="table-column">
      <style:table-column-properties style:column-width="2.096cm" style:rel-column-width="8581*"/>
    </style:style>
    <style:style style:name="Tabela4.B" style:family="table-column">
      <style:table-column-properties style:column-width="13.905cm" style:rel-column-width="56954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>
        <style:tab-stops>
          <style:tab-stop style:position="1cm"/>
        </style:tab-stops>
      </style:paragraph-properties>
      <style:text-properties style:font-name="Times New Roman" fo:font-weight="bold" officeooo:rsid="000a0013" officeooo:paragraph-rsid="000a001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0a0013" officeooo:paragraph-rsid="000a0013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0a0013" officeooo:paragraph-rsid="000a0013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17a90f" officeooo:paragraph-rsid="0017a90f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1f6a5d" officeooo:paragraph-rsid="001f6a5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a0013" officeooo:paragraph-rsid="000a0013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.251cm" style:auto-text-indent="false" fo:break-before="pag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a0013" officeooo:paragraph-rsid="000a0013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a0013" officeooo:paragraph-rsid="000a0013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b0d12" officeooo:paragraph-rsid="000b0d12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b6d68" officeooo:paragraph-rsid="000b6d68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b6d68" officeooo:paragraph-rsid="000b6d68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1608a8" officeooo:paragraph-rsid="001608a8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d05e1" officeooo:paragraph-rsid="000d05e1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d05e1" officeooo:paragraph-rsid="000d05e1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d655a" officeooo:paragraph-rsid="000d655a" style:font-weight-asian="normal" style:font-weight-complex="normal"/>
    </style:style>
    <style:style style:name="P17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f09b4" officeooo:paragraph-rsid="000f09b4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fo:background-color="transparent">
        <style:tab-stops>
          <style:tab-stop style:position="1cm"/>
        </style:tab-stops>
      </style:paragraph-properties>
      <style:text-properties style:font-name="Times New Roman" fo:font-weight="bold" officeooo:rsid="000f8389" officeooo:paragraph-rsid="000f8389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99cm" style:auto-text-indent="false" fo:break-before="pag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f8389" officeooo:paragraph-rsid="000f838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weight="normal" officeooo:rsid="000f8389" officeooo:paragraph-rsid="000f8389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0f8389" officeooo:paragraph-rsid="000f8389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weight="bold" officeooo:rsid="000f8389" officeooo:paragraph-rsid="000f8389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officeooo:rsid="0011743a" officeooo:paragraph-rsid="0011743a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weight="bold" officeooo:rsid="0011743a" officeooo:paragraph-rsid="0011743a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weight="bold" officeooo:rsid="001bb94b" officeooo:paragraph-rsid="001bb94b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officeooo:rsid="001bb94b" officeooo:paragraph-rsid="001bb94b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weight="bold" officeooo:rsid="0023292e" officeooo:paragraph-rsid="0023292e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99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f8389" officeooo:paragraph-rsid="000f8389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reak-before="pag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b6d68" officeooo:paragraph-rsid="000b6d68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0b6d68" officeooo:paragraph-rsid="000b6d68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officeooo:rsid="000b6d68" officeooo:paragraph-rsid="000b6d68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0b6d68" officeooo:paragraph-rsid="000b6d68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weight="bold" officeooo:rsid="000b6d68" officeooo:paragraph-rsid="000b6d68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0cef08" officeooo:paragraph-rsid="000cef08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weight="bold" officeooo:rsid="000cef08" officeooo:paragraph-rsid="000cef08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officeooo:rsid="000cef08" officeooo:paragraph-rsid="000cef08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officeooo:rsid="000c5bcb" officeooo:paragraph-rsid="000c5bcb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0d05e1" officeooo:paragraph-rsid="000d05e1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officeooo:rsid="0018fdc4" officeooo:paragraph-rsid="0018fdc4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weight="bold" officeooo:rsid="00163639" officeooo:paragraph-rsid="00163639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0163639" officeooo:paragraph-rsid="00163639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weight="bold" officeooo:rsid="0018fdc4" officeooo:paragraph-rsid="0018fdc4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officeooo:rsid="0018fdc4" officeooo:paragraph-rsid="0018fdc4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officeooo:rsid="0019ff2e" officeooo:paragraph-rsid="0019ff2e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weight="bold" officeooo:rsid="0019ff2e" officeooo:paragraph-rsid="0019ff2e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officeooo:rsid="0019ff2e" officeooo:paragraph-rsid="0019ff2e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weight="normal" officeooo:rsid="0011743a" officeooo:paragraph-rsid="0011743a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weight="normal" officeooo:rsid="0011743a" officeooo:paragraph-rsid="0011743a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weight="normal" officeooo:rsid="0013624a" officeooo:paragraph-rsid="0013624a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weight="bold" officeooo:rsid="0013624a" officeooo:paragraph-rsid="0013624a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weight="normal" officeooo:rsid="0013a231" officeooo:paragraph-rsid="0013a231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weight="normal" officeooo:rsid="0019ff2e" officeooo:paragraph-rsid="0019ff2e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weight="normal" officeooo:rsid="001bb94b" officeooo:paragraph-rsid="001bb94b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weight="bold" officeooo:rsid="001d77a6" officeooo:paragraph-rsid="001d77a6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weight="normal" officeooo:rsid="001d77a6" officeooo:paragraph-rsid="001d77a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8a8" style:font-weight-asian="normal" style:font-weight-complex="normal"/>
    </style:style>
    <style:style style:name="T3" style:family="text">
      <style:text-properties officeooo:rsid="000d655a"/>
    </style:style>
    <style:style style:name="T4" style:family="text">
      <style:text-properties officeooo:rsid="0015e305"/>
    </style:style>
    <style:style style:name="T5" style:family="text">
      <style:text-properties officeooo:rsid="0023292e"/>
    </style:style>
    <style:style style:name="T6" style:family="text">
      <style:text-properties officeooo:rsid="001d77a6"/>
    </style:style>
    <style:style style:name="T7" style:family="text">
      <style:text-properties officeooo:rsid="000c5bcb"/>
    </style:style>
    <style:style style:name="T8" style:family="text">
      <style:text-properties officeooo:rsid="000cef08"/>
    </style:style>
    <style:style style:name="T9" style:family="text">
      <style:text-properties officeooo:rsid="0019ff2e"/>
    </style:style>
    <style:style style:name="T10" style:family="text">
      <style:text-properties officeooo:rsid="0013a231"/>
    </style:style>
    <style:style style:name="T11" style:family="text">
      <style:text-properties officeooo:rsid="001bb94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órico de Revisões de Documen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DESCRIÇÃO DA ALTERAÇÃO</text:p>
          </table:table-cell>
          <table:table-cell table:style-name="Tabela1.D1" office:value-type="string">
            <text:p text:style-name="P2">AUTOR</text:p>
          </table:table-cell>
        </table:table-row>
        <table:table-row>
          <table:table-cell table:style-name="Tabela1.A2" office:value-type="string">
            <text:p text:style-name="P3">26/01/2026</text:p>
          </table:table-cell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3">Criação deste documento</text:p>
          </table:table-cell>
          <table:table-cell table:style-name="Tabela1.D2" office:value-type="string">
            <text:p text:style-name="P3">Daniel Nazário</text:p>
          </table:table-cell>
        </table:table-row>
        <table:table-row>
          <table:table-cell table:style-name="Tabela1.A2" office:value-type="string">
            <text:p text:style-name="P4">27/01/2026</text:p>
          </table:table-cell>
          <table:table-cell table:style-name="Tabela1.A2" office:value-type="string">
            <text:p text:style-name="P4">1.1</text:p>
          </table:table-cell>
          <table:table-cell table:style-name="Tabela1.A2" office:value-type="string">
            <text:p text:style-name="P4">Restruturação e detalhamento dos Requisitos Funcionais, Não-Funcionais e das Regras de Negócios.</text:p>
          </table:table-cell>
          <table:table-cell table:style-name="Tabela1.D2" office:value-type="string">
            <text:p text:style-name="P5">Daniel Nazário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D2" office:value-type="string">
            <text:p text:style-name="P6"/>
          </table:table-cell>
        </table:table-row>
      </table:table>
      <text:p text:style-name="P7"/>
      <text:p text:style-name="P8">Levantamento de Requisitos</text:p>
      <text:p text:style-name="P9">PROBLEMA DE NEGÓCIO</text:p>
      <text:p text:style-name="P10">Foi identificado que o usuário não tem um sistema de agendamento de consultas, tem dificuldades em realizar o CRUD do sistema, onde existem problemas em criar consultas dos pacientes, ler ou recuperar quais pacientes tinham marcados as consultas que se pode consultar a mesma, fazer atualização de mudança onde pode remarcar a consulta para um novo dia ou horário, e clientes que cancelaram os nossos sistemas, ou sejam queriam que deletar os dados.</text:p>
      <text:p text:style-name="P11">IDENTIFICAR OS ATORES</text:p>
      <text:p text:style-name="P12">Os atores que iram usar o sistema são:</text:p>
      <text:p text:style-name="P13">Administrador: <text:span text:style-name="T1">A pessoa que realizará o cadastro dos usuários.</text:span></text:p>
      <text:p text:style-name="P11">Paciente: <text:span text:style-name="T1">A pessoa que quer marcar a consulta </text:span><text:span text:style-name="T2">médica.</text:span></text:p>
      <text:p text:style-name="P11">Recepcionista/Secretária: <text:span text:style-name="T1">A pessoa que gerencia a agenda do médico e atende o telefone.</text:span></text:p>
      <text:p text:style-name="P11">Médico: <text:span text:style-name="T1">A pessoa que vai atender e precisa ver quem está agendado.</text:span></text:p>
      <text:p text:style-name="P9">REQUISITOS</text:p>
      <text:p text:style-name="P14">REGRAS DE NEGÓCIO</text:p>
      <text:p text:style-name="P15">As regras de negócio <text:span text:style-name="T3">são diretrizes ou condições que uma organização ou empresa estabelece para orientar operações, processos e decisões que devem ser realizados em cenários específicos.</text:span></text:p>
      <text:p text:style-name="P16">Isso ajudará o desenvolvedor a entender para que tipo de sistema está sendo realizado, por sua vez esta definindo processos para alcançar determinados objetivos.</text:p>
      <text:p text:style-name="P16">As características de uma regra de negócio:</text:p>
      <text:list text:style-name="L1">
        <text:list-item>
          <text:p text:style-name="P17">Especificidade</text:p>
        </text:list-item>
        <text:list-item>
          <text:p text:style-name="P17">Durabilidade</text:p>
        </text:list-item>
        <text:list-item>
          <text:p text:style-name="P17">Aplicabilidade</text:p>
        </text:list-item>
        <text:list-item>
          <text:p text:style-name="P17">Automação</text:p>
        </text:list-item>
      </text:list>
      <text:p text:style-name="P18"/>
      <text:p text:style-name="P19">REGRAS DE NEGÓC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Código:</text:p>
          </table:table-cell>
          <table:table-cell table:style-name="Tabela3.B1" office:value-type="string">
            <text:p text:style-name="P21">Descrição:</text:p>
          </table:table-cell>
        </table:table-row>
        <table:table-row>
          <table:table-cell table:style-name="Tabela3.A2" office:value-type="string">
            <text:p text:style-name="P22">RN01:</text:p>
          </table:table-cell>
          <table:table-cell table:style-name="Tabela3.B2" office:value-type="string">
            <text:p text:style-name="P21">Um médico não pode ter duas consultas agendadas no mesmo dia e horário (choque de horário).</text:p>
          </table:table-cell>
        </table:table-row>
        <table:table-row>
          <table:table-cell table:style-name="Tabela3.A2" office:value-type="string">
            <text:p text:style-name="P22">RN02:</text:p>
          </table:table-cell>
          <table:table-cell table:style-name="Tabela3.B2" office:value-type="string">
            <text:p text:style-name="P21">Não é possível agendar consultas para datas passadas.</text:p>
          </table:table-cell>
        </table:table-row>
        <table:table-row>
          <table:table-cell table:style-name="Tabela3.A2" office:value-type="string">
            <text:p text:style-name="P22">RN03:</text:p>
          </table:table-cell>
          <table:table-cell table:style-name="Tabela3.B2" office:value-type="string">
            <text:p text:style-name="P21">O paciente só pode cancelar a consulta com até 24 horas de antecedência.</text:p>
          </table:table-cell>
        </table:table-row>
        <table:table-row>
          <table:table-cell table:style-name="Tabela3.A2" office:value-type="string">
            <text:p text:style-name="P22">RN04:</text:p>
          </table:table-cell>
          <table:table-cell table:style-name="Tabela3.B2" office:value-type="string">
            <text:p text:style-name="P21">Matrícula dos usuários deve ser única.</text:p>
          </table:table-cell>
        </table:table-row>
        <table:table-row>
          <table:table-cell table:style-name="Tabela3.A2" office:value-type="string">
            <text:p text:style-name="P22">RN05:</text:p>
          </table:table-cell>
          <table:table-cell table:style-name="Tabela3.B2" office:value-type="string">
            <text:p text:style-name="P23">O paciente não deve ter acesso ao <text:span text:style-name="T4">sistema de cadastro.</text:span></text:p>
          </table:table-cell>
        </table:table-row>
        <table:table-row>
          <table:table-cell table:style-name="Tabela3.A2" office:value-type="string">
            <text:p text:style-name="P24">RN06:</text:p>
          </table:table-cell>
          <table:table-cell table:style-name="Tabela3.B2" office:value-type="string">
            <text:p text:style-name="P23">A Recepcionista <text:span text:style-name="T5">pode acessar somente o agendamento e consulta dos pacientes.</text:span></text:p>
          </table:table-cell>
        </table:table-row>
        <table:table-row>
          <table:table-cell table:style-name="Tabela3.A2" office:value-type="string">
            <text:p text:style-name="P24">RN07:</text:p>
          </table:table-cell>
          <table:table-cell table:style-name="Tabela3.B2" office:value-type="string">
            <text:p text:style-name="P23">O <text:span text:style-name="T5">Médico não tem permissão para alterar os dados da Recepcionista, Administrador ou Paciente.</text:span></text:p>
          </table:table-cell>
        </table:table-row>
        <table:table-row>
          <table:table-cell table:style-name="Tabela3.A2" office:value-type="string">
            <text:p text:style-name="P25">RN08:</text:p>
          </table:table-cell>
          <table:table-cell table:style-name="Tabela3.B2" office:value-type="string">
            <text:p text:style-name="P26">Uma consulta deve ter duração máxima de até 30 minutos</text:p>
          </table:table-cell>
        </table:table-row>
        <table:table-row>
          <table:table-cell table:style-name="Tabela3.A2" office:value-type="string">
            <text:p text:style-name="P25">RN09:</text:p>
          </table:table-cell>
          <table:table-cell table:style-name="Tabela3.B2" office:value-type="string">
            <text:p text:style-name="P26">Um paciente pode ter no máximo 3 consultas agendadas simultaneamente.</text:p>
          </table:table-cell>
        </table:table-row>
        <table:table-row>
          <table:table-cell table:style-name="Tabela3.A2" office:value-type="string">
            <text:p text:style-name="P25">RN10:</text:p>
          </table:table-cell>
          <table:table-cell table:style-name="Tabela3.B2" office:value-type="string">
            <text:p text:style-name="P26">Consultas canceladas devem ficar registrados no histórico do paciente.</text:p>
          </table:table-cell>
        </table:table-row>
        <table:table-row>
          <table:table-cell table:style-name="Tabela3.A2" office:value-type="string">
            <text:p text:style-name="P25">RN11:</text:p>
          </table:table-cell>
          <table:table-cell table:style-name="Tabela3.B2" office:value-type="string">
            <text:p text:style-name="P26">O horário de funcionamento da clínica é das 8 h às 18 h (segunda a sexta)</text:p>
          </table:table-cell>
        </table:table-row>
        <table:table-row>
          <table:table-cell table:style-name="Tabela3.A2" office:value-type="string">
            <text:p text:style-name="P25">RN12:</text:p>
          </table:table-cell>
          <table:table-cell table:style-name="Tabela3.B2" office:value-type="string">
            <text:p text:style-name="P26">Um médico pode atender no máximo 1<text:span text:style-name="T6">6</text:span> paciente<text:span text:style-name="T6">s</text:span> por dia.</text:p>
          </table:table-cell>
        </table:table-row>
        <table:table-row>
          <table:table-cell table:style-name="Tabela3.A2" office:value-type="string">
            <text:p text:style-name="P27"/>
          </table:table-cell>
          <table:table-cell table:style-name="Tabela3.B2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5"/>
          </table:table-cell>
          <table:table-cell table:style-name="Tabela3.B2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5"/>
          </table:table-cell>
          <table:table-cell table:style-name="Tabela3.B2" office:value-type="string">
            <text:p text:style-name="P26"/>
          </table:table-cell>
        </table:table-row>
        <table:table-row>
          <table:table-cell table:style-name="Tabela3.A2" office:value-type="string">
            <text:p text:style-name="P25"/>
          </table:table-cell>
          <table:table-cell table:style-name="Tabela3.B2" office:value-type="string">
            <text:p text:style-name="P26"/>
          </table:table-cell>
        </table:table-row>
      </table:table>
      <text:p text:style-name="P28"/>
      <text:p text:style-name="P11"/>
      <text:p text:style-name="P29">REQUISITOS FUNCIONAIS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0">Código</text:p>
          </table:table-cell>
          <table:table-cell table:style-name="Tabela2.A1" office:value-type="string">
            <text:p text:style-name="P31">Requisito Funcional (O que deve acontecer)</text:p>
          </table:table-cell>
          <table:table-cell table:style-name="Tabela2.C1" office:value-type="string">
            <text:p text:style-name="P32">Quem usa?</text:p>
          </table:table-cell>
        </table:table-row>
        <table:table-row>
          <table:table-cell table:style-name="Tabela2.A2" office:value-type="string">
            <text:p text:style-name="P33">RF001</text:p>
          </table:table-cell>
          <table:table-cell table:style-name="Tabela2.A2" office:value-type="string">
            <text:p text:style-name="P31">O sistema deve permitir cadastro de pacientes (Nome, <text:span text:style-name="T7">E-mail</text:span>, Tel<text:span text:style-name="T7">efone</text:span>).</text:p>
          </table:table-cell>
          <table:table-cell table:style-name="Tabela2.C2" office:value-type="string">
            <text:p text:style-name="P34">Recepcionista</text:p>
          </table:table-cell>
        </table:table-row>
        <table:table-row>
          <table:table-cell table:style-name="Tabela2.A2" office:value-type="string">
            <text:p text:style-name="P33">RF002</text:p>
          </table:table-cell>
          <table:table-cell table:style-name="Tabela2.A2" office:value-type="string">
            <text:p text:style-name="P31">O sistema deve permitir cadastro de médicos e suas especialidades.</text:p>
          </table:table-cell>
          <table:table-cell table:style-name="Tabela2.C2" office:value-type="string">
            <text:p text:style-name="P34">Administrador</text:p>
          </table:table-cell>
        </table:table-row>
        <table:table-row>
          <table:table-cell table:style-name="Tabela2.A2" office:value-type="string">
            <text:p text:style-name="P33">RF003</text:p>
          </table:table-cell>
          <table:table-cell table:style-name="Tabela2.A2" office:value-type="string">
            <text:p text:style-name="P31">O sistema deve permitir <text:span text:style-name="T7">agendamento das consultas entre o paciente e que o médico que vai atender.(Cliente, Médico, Data, Hora inicial, Hora final, Descrição)</text:span></text:p>
          </table:table-cell>
          <table:table-cell table:style-name="Tabela2.C2" office:value-type="string">
            <text:p text:style-name="P34">Recepcionista</text:p>
          </table:table-cell>
        </table:table-row>
        <table:table-row>
          <table:table-cell table:style-name="Tabela2.A2" office:value-type="string">
            <text:p text:style-name="P35">RF004</text:p>
          </table:table-cell>
          <table:table-cell table:style-name="Tabela2.A2" office:value-type="string">
            <text:p text:style-name="P36">O sistema deve permitir o cadastro da Recepcionista.</text:p>
          </table:table-cell>
          <table:table-cell table:style-name="Tabela2.C2" office:value-type="string">
            <text:p text:style-name="P34">Administrador</text:p>
          </table:table-cell>
        </table:table-row>
        <table:table-row>
          <table:table-cell table:style-name="Tabela2.A2" office:value-type="string">
            <text:p text:style-name="P33">RF00<text:span text:style-name="T8">5</text:span></text:p>
          </table:table-cell>
          <table:table-cell table:style-name="Tabela2.A2" office:value-type="string">
            <text:p text:style-name="P37">O sistema deve permitir exclusão do paciente cadastrado.</text:p>
          </table:table-cell>
          <table:table-cell table:style-name="Tabela2.C2" office:value-type="string">
            <text:p text:style-name="P38">Recepcionista</text:p>
          </table:table-cell>
        </table:table-row>
        <table:table-row>
          <table:table-cell table:style-name="Tabela2.A2" office:value-type="string">
            <text:p text:style-name="P33">RF00<text:span text:style-name="T8">6</text:span></text:p>
          </table:table-cell>
          <table:table-cell table:style-name="Tabela2.A2" office:value-type="string">
            <text:p text:style-name="P37">O sistema deve permitir alteração dos dados dos pacientes.</text:p>
          </table:table-cell>
          <table:table-cell table:style-name="Tabela2.C2" office:value-type="string">
            <text:p text:style-name="P38">Recepcionista</text:p>
          </table:table-cell>
        </table:table-row>
        <table:table-row>
          <table:table-cell table:style-name="Tabela2.A2" office:value-type="string">
            <text:p text:style-name="P33">RF00<text:span text:style-name="T8">7</text:span></text:p>
          </table:table-cell>
          <table:table-cell table:style-name="Tabela2.A2" office:value-type="string">
            <text:p text:style-name="P39">O sistema deve permitir que o médico visualize suas próprias consultas agendadas, filtradas por data.</text:p>
          </table:table-cell>
          <table:table-cell table:style-name="Tabela2.C2" office:value-type="string">
            <text:p text:style-name="P38">Médico</text:p>
          </table:table-cell>
        </table:table-row>
        <table:table-row>
          <table:table-cell table:style-name="Tabela2.A2" office:value-type="string">
            <text:p text:style-name="P33">RF00<text:span text:style-name="T8">8</text:span></text:p>
          </table:table-cell>
          <table:table-cell table:style-name="Tabela2.A2" office:value-type="string">
            <text:p text:style-name="P36">O sistema deve permitir alteração do médico.</text:p>
          </table:table-cell>
          <table:table-cell table:style-name="Tabela2.C2" office:value-type="string">
            <text:p text:style-name="P38">Administrador</text:p>
          </table:table-cell>
        </table:table-row>
        <table:table-row>
          <table:table-cell table:style-name="Tabela2.A2" office:value-type="string">
            <text:p text:style-name="P33">RF00<text:span text:style-name="T8">9</text:span></text:p>
          </table:table-cell>
          <table:table-cell table:style-name="Tabela2.A2" office:value-type="string">
            <text:p text:style-name="P36">O sistema deve permitir a exclusão do médico.</text:p>
          </table:table-cell>
          <table:table-cell table:style-name="Tabela2.C2" office:value-type="string">
            <text:p text:style-name="P38">Administrador</text:p>
          </table:table-cell>
        </table:table-row>
        <table:table-row>
          <table:table-cell table:style-name="Tabela2.A2" office:value-type="string">
            <text:p text:style-name="P40">RF010</text:p>
          </table:table-cell>
          <table:table-cell table:style-name="Tabela2.A2" office:value-type="string">
            <text:p text:style-name="P39">O sistema deve permitir que o médico, visualize o status do paciente, para gerar um diagnostico e confirmar que o mesmo apareceu na consulta.</text:p>
          </table:table-cell>
          <table:table-cell table:style-name="Tabela2.C2" office:value-type="string">
            <text:p text:style-name="P41">Médico</text:p>
          </table:table-cell>
        </table:table-row>
        <table:table-row>
          <table:table-cell table:style-name="Tabela2.A2" office:value-type="string">
            <text:p text:style-name="P42">RF011</text:p>
          </table:table-cell>
          <table:table-cell table:style-name="Tabela2.A2" office:value-type="string">
            <text:p text:style-name="P39">O sistema deve permitir que login com matrícula e senha.</text:p>
          </table:table-cell>
          <table:table-cell table:style-name="Tabela2.C2" office:value-type="string">
            <text:p text:style-name="P43">Recepcionista, Médico ou Administrador.</text:p>
          </table:table-cell>
        </table:table-row>
        <table:table-row>
          <table:table-cell table:style-name="Tabela2.A2" office:value-type="string">
            <text:p text:style-name="P42">RF012</text:p>
          </table:table-cell>
          <table:table-cell table:style-name="Tabela2.A2" office:value-type="string">
            <text:p text:style-name="P39">O sistema deve permitir que logout do usuário.</text:p>
          </table:table-cell>
          <table:table-cell table:style-name="Tabela2.C2" office:value-type="string">
            <text:p text:style-name="P43">Recepcionista, Médico ou Administrador.</text:p>
          </table:table-cell>
        </table:table-row>
        <table:table-row>
          <table:table-cell table:style-name="Tabela2.A2" office:value-type="string">
            <text:p text:style-name="P42">RF013</text:p>
          </table:table-cell>
          <table:table-cell table:style-name="Tabela2.A2" office:value-type="string">
            <text:p text:style-name="P39">O sistema deve permitir <text:span text:style-name="T9">recuperação de senha</text:span></text:p>
          </table:table-cell>
          <table:table-cell table:style-name="Tabela2.C2" office:value-type="string">
            <text:p text:style-name="P44">Administrador</text:p>
          </table:table-cell>
        </table:table-row>
        <table:table-row>
          <table:table-cell table:style-name="Tabela2.A2" office:value-type="string">
            <text:p text:style-name="P45">RF014</text:p>
          </table:table-cell>
          <table:table-cell table:style-name="Tabela2.A2" office:value-type="string">
            <text:p text:style-name="P46">O sistema deve permitir que a recepcionista cancele consultas. (respeitando RN03)</text:p>
          </table:table-cell>
          <table:table-cell table:style-name="Tabela2.C2" office:value-type="string">
            <text:p text:style-name="P44">Recepcionista</text:p>
          </table:table-cell>
        </table:table-row>
        <table:table-row>
          <table:table-cell table:style-name="Tabela2.A2" office:value-type="string">
            <text:p text:style-name="P45">RF015</text:p>
          </table:table-cell>
          <table:table-cell table:style-name="Tabela2.A2" office:value-type="string">
            <text:p text:style-name="P46">O sistema deve permitir que a recepcionista remarque consultas.</text:p>
          </table:table-cell>
          <table:table-cell table:style-name="Tabela2.C2" office:value-type="string">
            <text:p text:style-name="P44">Recepcionista</text:p>
          </table:table-cell>
        </table:table-row>
        <table:table-row>
          <table:table-cell table:style-name="Tabela2.A2" office:value-type="string">
            <text:p text:style-name="P45">RF016</text:p>
          </table:table-cell>
          <table:table-cell table:style-name="Tabela2.A2" office:value-type="string">
            <text:p text:style-name="P46">O sistema deve permitir visualização da agenda do médico por data</text:p>
          </table:table-cell>
          <table:table-cell table:style-name="Tabela2.C2" office:value-type="string">
            <text:p text:style-name="P44">Médico</text:p>
          </table:table-cell>
        </table:table-row>
        <table:table-row>
          <table:table-cell table:style-name="Tabela2.A2" office:value-type="string">
            <text:p text:style-name="P45">RF017</text:p>
          </table:table-cell>
          <table:table-cell table:style-name="Tabela2.A2" office:value-type="string">
            <text:p text:style-name="P46">O sistema deve notificar conflitos de horário ao tentar agendar (relacionado a RN01)</text:p>
          </table:table-cell>
          <table:table-cell table:style-name="Tabela2.C2" office:value-type="string">
            <text:p text:style-name="P44">Recepcionista</text:p>
          </table:table-cell>
        </table:table-row>
        <table:table-row>
          <table:table-cell table:style-name="Tabela2.A2" office:value-type="string">
            <text:p text:style-name="P45">RF018</text:p>
          </table:table-cell>
          <table:table-cell table:style-name="Tabela2.A2" office:value-type="string">
            <text:p text:style-name="P46">O sistema deve permitir cadastro de especialidade médica</text:p>
          </table:table-cell>
          <table:table-cell table:style-name="Tabela2.C2" office:value-type="string">
            <text:p text:style-name="P44">Administrador</text:p>
          </table:table-cell>
        </table:table-row>
        <table:table-row>
          <table:table-cell table:style-name="Tabela2.A2" office:value-type="string">
            <text:p text:style-name="P45">RF019</text:p>
          </table:table-cell>
          <table:table-cell table:style-name="Tabela2.A2" office:value-type="string">
            <text:p text:style-name="P46">O sistema deve permitir associar múltiplas especialidades a um médico.</text:p>
          </table:table-cell>
          <table:table-cell table:style-name="Tabela2.C2" office:value-type="string">
            <text:p text:style-name="P44">Administrador</text:p>
          </table:table-cell>
        </table:table-row>
      </table:table>
      <text:p text:style-name="P14"><text:soft-page-break/>REQUISITOS NÃO-FUNCIONAIS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7">Código:</text:p>
          </table:table-cell>
          <table:table-cell table:style-name="Tabela4.B1" office:value-type="string">
            <text:p text:style-name="P48">Descrição:</text:p>
          </table:table-cell>
        </table:table-row>
        <table:table-row>
          <table:table-cell table:style-name="Tabela4.A2" office:value-type="string">
            <text:p text:style-name="P24">RNF01:</text:p>
          </table:table-cell>
          <table:table-cell table:style-name="Tabela4.B2" office:value-type="string">
            <text:p text:style-name="P49">Garante que se o usuário ao digitar a matrícula e/ou senha incorretamente <text:span text:style-name="T10">o usuário tem três tentativas antes que seu acesso seja bloqueado temporariamente.</text:span></text:p>
          </table:table-cell>
        </table:table-row>
        <table:table-row>
          <table:table-cell table:style-name="Tabela4.A2" office:value-type="string">
            <text:p text:style-name="P50">RNF02:</text:p>
          </table:table-cell>
          <table:table-cell table:style-name="Tabela4.B2" office:value-type="string">
            <text:p text:style-name="P51">Garante que o usuário com o perfil administrador não deve ter realizado mais de um usuário com o mesmo id de matrícula.</text:p>
          </table:table-cell>
        </table:table-row>
        <table:table-row>
          <table:table-cell table:style-name="Tabela4.A2" office:value-type="string">
            <text:p text:style-name="P45">RNF03</text:p>
          </table:table-cell>
          <table:table-cell table:style-name="Tabela4.B2" office:value-type="string">
            <text:p text:style-name="P52">As senhas devem ser armazenadas com criptografia (hash)</text:p>
          </table:table-cell>
        </table:table-row>
        <table:table-row>
          <table:table-cell table:style-name="Tabela4.A2" office:value-type="string">
            <text:p text:style-name="P45">RNF04</text:p>
          </table:table-cell>
          <table:table-cell table:style-name="Tabela4.B2" office:value-type="string">
            <text:p text:style-name="P52">O sistema deve registrar logs de todos as ações críticas (login, exclusão, alterações).</text:p>
          </table:table-cell>
        </table:table-row>
        <table:table-row>
          <table:table-cell table:style-name="Tabela4.A2" office:value-type="string">
            <text:p text:style-name="P45">RNF05</text:p>
          </table:table-cell>
          <table:table-cell table:style-name="Tabela4.B2" office:value-type="string">
            <text:p text:style-name="P52">Sessões de usuário devem expirar após <text:span text:style-name="T11">30 minutos de inatividade;</text:span></text:p>
          </table:table-cell>
        </table:table-row>
        <table:table-row>
          <table:table-cell table:style-name="Tabela4.A2" office:value-type="string">
            <text:p text:style-name="P25">RNF06</text:p>
          </table:table-cell>
          <table:table-cell table:style-name="Tabela4.B2" office:value-type="string">
            <text:p text:style-name="P53">O sistema deve responder às consultas em até 3 segundos</text:p>
          </table:table-cell>
        </table:table-row>
        <table:table-row>
          <table:table-cell table:style-name="Tabela4.A2" office:value-type="string">
            <text:p text:style-name="P25">RNF07</text:p>
          </table:table-cell>
          <table:table-cell table:style-name="Tabela4.B2" office:value-type="string">
            <text:p text:style-name="P53">O sistema deve suportar até 100 usuários simultâneos.</text:p>
          </table:table-cell>
        </table:table-row>
        <table:table-row>
          <table:table-cell table:style-name="Tabela4.A2" office:value-type="string">
            <text:p text:style-name="P25">RNF08</text:p>
          </table:table-cell>
          <table:table-cell table:style-name="Tabela4.B2" office:value-type="string">
            <text:p text:style-name="P53">O sistema deve funcionar na página Web.</text:p>
          </table:table-cell>
        </table:table-row>
        <table:table-row>
          <table:table-cell table:style-name="Tabela4.A2" office:value-type="string">
            <text:p text:style-name="P25">RNF09</text:p>
          </table:table-cell>
          <table:table-cell table:style-name="Tabela4.B2" office:value-type="string">
            <text:p text:style-name="P53">O sistema deve fornecer mensagens de erro claras em português.</text:p>
          </table:table-cell>
        </table:table-row>
        <table:table-row>
          <table:table-cell table:style-name="Tabela4.A2" office:value-type="string">
            <text:p text:style-name="P54">RNF10:</text:p>
          </table:table-cell>
          <table:table-cell table:style-name="Tabela4.B2" office:value-type="string">
            <text:p text:style-name="P55">O sistema deve ter disponibilidade de 99% durante horário comercial (8h-18h)</text:p>
          </table:table-cell>
        </table:table-row>
        <table:table-row>
          <table:table-cell table:style-name="Tabela4.A2" office:value-type="string">
            <text:p text:style-name="P54">RNF11:</text:p>
          </table:table-cell>
          <table:table-cell table:style-name="Tabela4.B2" office:value-type="string">
            <text:p text:style-name="P55">O código deve seguir padrões de desenvolvimento</text:p>
          </table:table-cell>
        </table:table-row>
        <table:table-row>
          <table:table-cell table:style-name="Tabela4.A2" office:value-type="string">
            <text:p text:style-name="P54">RNF12:</text:p>
          </table:table-cell>
          <table:table-cell table:style-name="Tabela4.B2" office:value-type="string">
            <text:p text:style-name="P55">O sistema deve ter documentação técnica atualizada</text:p>
          </table:table-cell>
        </table:table-row>
        <table:table-row>
          <table:table-cell table:style-name="Tabela4.A2" office:value-type="string">
            <text:p text:style-name="P54">RNF13:</text:p>
          </table:table-cell>
          <table:table-cell table:style-name="Tabela4.B2" office:value-type="string">
            <text:p text:style-name="P55">O sistema deve funcionar nos navegadores Chrome, Firefox, Edge (versões atuais)</text:p>
          </table:table-cell>
        </table:table-row>
        <table:table-row>
          <table:table-cell table:style-name="Tabela4.A2" office:value-type="string">
            <text:p text:style-name="P54">RNF14:</text:p>
          </table:table-cell>
          <table:table-cell table:style-name="Tabela4.B2" office:value-type="string">
            <text:p text:style-name="P55">O sistema deve realizar backup automático do banco de dados diariamente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09:27:30.042130500</meta:creation-date>
    <dc:date>2026-01-27T14:31:45.056770800</dc:date>
    <meta:editing-duration>PT2H8M38S</meta:editing-duration>
    <meta:editing-cycles>10</meta:editing-cycles>
    <meta:generator>LibreOffice/25.8.4.2$Windows_X86_64 LibreOffice_project/290daaa01b999472f0c7a3890eb6a550fd74c6df</meta:generator>
    <meta:document-statistic meta:table-count="4" meta:image-count="0" meta:object-count="0" meta:page-count="5" meta:paragraph-count="150" meta:word-count="829" meta:character-count="5365" meta:non-whitespace-character-count="4690"/>
  </office:meta>
</office:document-meta>
</file>